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StickySubscriber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tickyEventTest.testPostStickyWithRegisterAndUn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veStickySubscriber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tickyEventTest.onEvent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tickyEventTest.testPostSticky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StickySubscriber.onEvent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tickyEventTest.testPostStickyTwoSubscri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StickyEventTest.testPostNonStickyRegister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StickyEventTest.testPostStickyRemo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StickyEventTest.testPostSticky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BusStickyEventTest.testPostStickyRegisterNon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StickyEventTest.on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StickyEventTest.testRemoveStickyEventIn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StickyEventTest.testPostStickyTwo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StickyEventTest.testPostStickyThenPost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BusStickyEventTest.testPostStickyRemov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StickyEventTest.testPostStickyAn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StickyEventTest.testPost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ickyIntTestSubscriber.onEvent( IntTes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